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Heading_20_2">
      <style:paragraph-properties fo:text-align="center" style:justify-single-word="false"/>
      <style:text-properties fo:language="ca" fo:country="ES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fo:language="ca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 text:is-list-header="true">Criterio E: Desarrollo del producto</text:h>
      <text:p text:style-name="P3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Taylor</meta:initial-creator>
    <meta:creation-date>2010-05-11T16:46:41.58</meta:creation-date>
    <dc:date>2010-05-13T14:20:14.83</dc:date>
    <dc:creator>Richard Taylor</dc:creator>
    <meta:editing-duration>PT00H03M11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1" meta:word-count="5" meta:character-count="35"/>
  </office:meta>
</office:document-meta>
</file>